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0bff" officeooo:paragraph-rsid="00090bff"/>
    </style:style>
    <style:style style:name="P2" style:family="paragraph" style:parent-style-name="Standard">
      <style:text-properties officeooo:rsid="00090bff" officeooo:paragraph-rsid="000ca953"/>
    </style:style>
    <style:style style:name="P3" style:family="paragraph" style:parent-style-name="Standard">
      <style:text-properties officeooo:rsid="000ab0fc" officeooo:paragraph-rsid="000ab0fc"/>
    </style:style>
    <style:style style:name="P4" style:family="paragraph" style:parent-style-name="Standard">
      <style:text-properties officeooo:rsid="000ca953" officeooo:paragraph-rsid="000ca953"/>
    </style:style>
    <style:style style:name="P5" style:family="paragraph" style:parent-style-name="Standard">
      <style:text-properties officeooo:rsid="000dd35a" officeooo:paragraph-rsid="000dd35a"/>
    </style:style>
    <style:style style:name="P6" style:family="paragraph">
      <style:text-properties fo:font-size="12pt"/>
    </style:style>
    <style:style style:name="T1" style:family="text">
      <style:text-properties officeooo:rsid="00092972"/>
    </style:style>
    <style:style style:name="T2" style:family="text">
      <style:text-properties officeooo:rsid="000ca953"/>
    </style:style>
    <style:style style:name="T3" style:family="text">
      <style:text-properties officeooo:rsid="000dd35a"/>
    </style:style>
    <style:style style:name="T4" style:family="text">
      <style:text-properties officeooo:rsid="000f86dc"/>
    </style:style>
    <style:style style:name="T5" style:family="text">
      <style:text-properties officeooo:rsid="0012382a"/>
    </style:style>
    <style:style style:name="T6" style:family="text">
      <style:text-properties fo:font-size="12pt"/>
    </style:style>
    <style:style style:name="gr1" style:family="graphic">
      <style:graphic-properties draw:marker-start="Arrowheads_20_1" draw:marker-end="Arrowheads_20_1" draw:textarea-horizontal-align="justify" draw:textarea-vertical-align="middle" draw:auto-grow-height="false" fo:min-height="0.0102in" fo:min-width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heads_20_1" draw:textarea-horizontal-align="justify" draw:textarea-vertical-align="middle" draw:auto-grow-height="false" fo:min-height="1.052in" fo:min-width="2.4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1" draw:marker-end="Arrowheads_20_1" draw:textarea-horizontal-align="justify" draw:textarea-vertical-align="middle" draw:auto-grow-height="false" fo:min-height="0.6661in" fo:min-width="0.0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s_20_1" draw:marker-end="Arrowheads_20_1" draw:textarea-horizontal-align="justify" draw:textarea-vertical-align="middle" draw:auto-grow-height="false" fo:min-height="0.2626in" fo:min-width="0.1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marker-end="Arrowheads_20_1" draw:textarea-horizontal-align="justify" draw:textarea-vertical-align="middle" draw:auto-grow-height="false" fo:min-height="0.0154in" fo:min-width="0.3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marker-end="Arrowheads_20_1" draw:textarea-horizontal-align="justify" draw:textarea-vertical-align="middle" draw:auto-grow-height="false" fo:min-height="0.1992in" fo:min-width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marker-end="Arrowheads_20_1" draw:textarea-horizontal-align="justify" draw:textarea-vertical-align="middle" draw:auto-grow-height="false" fo:min-height="0.578in" fo:min-width="0.7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marker-end="Arrowheads_20_1" draw:textarea-horizontal-align="justify" draw:textarea-vertical-align="middle" draw:auto-grow-height="false" fo:min-height="0.6382in" fo:min-width="0.1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s_20_1" draw:marker-end="Arrowheads_20_1" draw:textarea-horizontal-align="justify" draw:textarea-vertical-align="middle" draw:auto-grow-height="false" fo:min-height="0.2728in" fo:min-width="0.5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Shape5" draw:style-name="gr2" draw:text-style-name="P6" svg:width="2.4453in" svg:height="1.0524in" svg:x="4.8957in" svg:y="0.0311in"><text:p><text:span text:style-name="T6">Boil water in a gas cooker</text:span></text:p><text:p><text:span text:style-name="T6">Add mixed flour with cold water</text:span></text:p><text:p><text:span text:style-name="T6">Stir to properly mix</text:span></text:p><text:p><text:span text:style-name="T6">Boil for 15 minutes</text:span></text:p><text:p><text:span text:style-name="T6"/></text:p><draw:enhanced-geometry svg:viewBox="0 0 21600 21600" draw:type="rectangle" draw:enhanced-path="M 0 0 L 21600 0 21600 21600 0 21600 0 0 Z N"/></draw:custom-shape><draw:custom-shape text:anchor-type="paragraph" draw:z-index="0" draw:name="Shape4" draw:style-name="gr1" svg:width="0.0732in" svg:height="0.0106in" svg:x="5.8409in" svg:y="0.1209in"><text:p/><draw:enhanced-geometry svg:viewBox="0 0 21600 21600" draw:type="rectangle" draw:enhanced-path="M 0 0 L 21600 0 21600 21600 0 21600 0 0 Z N"/></draw:custom-shape>RECIPE FOR PREPAIRING PORIDG<text:span text:style-name="T4">E</text:span></text:p>
      <text:p text:style-name="P1">sufuria</text:p>
      <text:p text:style-name="P1">mixing stick</text:p>
      <text:p text:style-name="P1"/>
      <text:p text:style-name="P4">Procedure</text:p>
      <text:p text:style-name="P4"><draw:custom-shape text:anchor-type="paragraph" draw:z-index="2" draw:name="Shape3" draw:style-name="gr3" svg:width="0.1358in" svg:height="0.7606in" svg:x="5.7575in" svg:y="0.145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boil water in a gas cooker</text:p>
      <text:p text:style-name="P2"><text:span text:style-name="T3"><text:s text:c="2"/>add <text:s/></text:span>mixed flour with cold wate<text:span text:style-name="T2">r</text:span></text:p>
      <text:p text:style-name="P2"><text:span text:style-name="T3">s</text:span>tir to properly mix </text:p>
      <text:p text:style-name="P1"><text:span text:style-name="T3">b</text:span>oil <text:span text:style-name="T1">for 15 minutes.</text:span></text:p>
      <text:p text:style-name="P1"><draw:custom-shape text:anchor-type="paragraph" draw:z-index="6" draw:name="Shape6" draw:style-name="gr7" svg:width="1.2295in" svg:height="0.9169in" svg:x="5.0283in" svg:y="0.1209in"><text:p>PORIDG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3"><text:span text:style-name="T5">f</text:span>unction get recipe<text:span text:style-name="T2">F</text:span>or<text:span text:style-name="T3">P</text:span>repairing<text:span text:style-name="T2">P</text:span>oridge()<text:span text:style-name="T2">{</text:span></text:p>
      <text:p text:style-name="P4">boil water on a gas cooker()</text:p>
      <text:p text:style-name="P4">add <text:span text:style-name="T3">mixed flour with cold water()</text:span></text:p>
      <text:p text:style-name="P5">stir to properly mix()</text:p>
      <text:p text:style-name="P5"><draw:custom-shape text:anchor-type="paragraph" draw:z-index="7" draw:name="Shape9" draw:style-name="gr8" svg:width="0.2295in" svg:height="0.7295in" svg:x="5.3929in" svg:y="0.07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boil for 15 minutes()</text:p>
      <text:p text:style-name="P5">}</text:p>
      <text:p text:style-name="P3"/>
      <text:p text:style-name="P3"/>
      <text:p text:style-name="P3"><draw:custom-shape text:anchor-type="paragraph" draw:z-index="8" draw:name="Shape8" draw:style-name="gr9" svg:width="0.8335in" svg:height="0.3858in" svg:x="5.1118in" svg:y="0.0311in"><text:p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gr1" style:family="graphic">
      <style:graphic-properties draw:marker-start="Arrowheads_20_1" draw:marker-end="Arrowheads_20_1" draw:textarea-horizontal-align="justify" draw:textarea-vertical-align="middle" draw:auto-grow-height="false" fo:min-height="0.2626in" fo:min-width="0.1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marker-start="Arrowheads_20_1" draw:marker-end="Arrowheads_20_1" draw:textarea-horizontal-align="justify" draw:textarea-vertical-align="middle" draw:auto-grow-height="false" fo:min-height="0.0154in" fo:min-width="0.3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marker-start="Arrowheads_20_1" draw:marker-end="Arrowheads_20_1" draw:textarea-horizontal-align="justify" draw:textarea-vertical-align="middle" draw:auto-grow-height="false" fo:min-height="0.1992in" fo:min-width="0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3" draw:name="Shape2" draw:style-name="Mgr1" svg:width="0.2189in" svg:height="0.3004in" svg:x="5.8409in" svg:y="0.11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Shape1" draw:style-name="Mgr2" svg:width="0.4587in" svg:height="0.0213in" svg:x="5.5701in" svg:y="-0.0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7" draw:style-name="Mgr3" svg:width="0.7606in" svg:height="0.2815in" svg:x="5.6118in" svg:y="-0.1618in"><text:p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0:27:32.173184381</meta:creation-date>
    <dc:date>2020-03-02T11:56:06.753886505</dc:date>
    <meta:editing-duration>PT4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52" meta:character-count="305" meta:non-whitespace-character-count="263"/>
  </office:meta>
</office:document-meta>
</file>